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8"/>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7_1774439683" text:style-name="Index_20_Link" text:visited-style-name="Index_20_Link">1 Introduction<text:tab/>1</text:a></text:p>
          <text:p text:style-name="P2"><text:a xlink:type="simple" xlink:href="#__RefHeading___Toc319_1774439683" text:style-name="Index_20_Link" text:visited-style-name="Index_20_Link">1.1 Problem description<text:tab/>1</text:a></text:p>
          <text:p text:style-name="P2"><text:a xlink:type="simple" xlink:href="#__RefHeading___Toc327_1774439683" text:style-name="Index_20_Link" text:visited-style-name="Index_20_Link">1.2 Glossary<text:tab/>1</text:a></text:p>
          <text:p text:style-name="P2"><text:a xlink:type="simple" xlink:href="#__RefHeading___Toc321_1774439683" text:style-name="Index_20_Link" text:visited-style-name="Index_20_Link">1.3 Goals<text:tab/>2</text:a></text:p>
          <text:p text:style-name="P2"><text:a xlink:type="simple" xlink:href="#__RefHeading___Toc323_1774439683" text:style-name="Index_20_Link" text:visited-style-name="Index_20_Link">1.4 Domain Properties<text:tab/>2</text:a></text:p>
          <text:p text:style-name="P2"><text:a xlink:type="simple" xlink:href="#__RefHeading___Toc329_1774439683" text:style-name="Index_20_Link" text:visited-style-name="Index_20_Link">1.5 Assumptions<text:tab/>2</text:a></text:p>
          <text:p text:style-name="P2"><text:a xlink:type="simple" xlink:href="#__RefHeading__204_164670932" text:style-name="Index_20_Link" text:visited-style-name="Index_20_Link">1.6 Identifying stakeholders<text:tab/>3</text:a></text:p>
        </text:index-body>
      </text:table-of-content>
      <text:p text:style-name="Standard"/>
      <text:p text:style-name="Standard"/>
      <text:p text:style-name="Standard"/>
      <text:h text:style-name="Heading_20_1" text:outline-level="1"><text:bookmark text:name="__RefHeading___Toc317_1774439683"/>1 Introduction<text:bookmark-end text:name="__RefHeading___Toc317_1774439683"/></text:h>
      <text:h text:style-name="Heading_20_2" text:outline-level="2"><text:bookmark text:name="__RefHeading___Toc319_1774439683"/>1.1 Problem description<text:bookmark-end text:name="__RefHeading___Toc319_1774439683"/></text:h>
      <text:p text:style-name="Text_20_body">The purpose of the project is to develop a web-based service that manages the taxi service of a city.<text:line-break/>Citizens can use an app installed on their phone or a web-app to request or reserve a taxi ride. Taxi drivers will also use the same app to inform the system about their availability and to confirm requests made by customers.</text:p>
      <text:p text:style-name="Text_20_body">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Text_20_body">If a customer wants to book a ride, it can also make a reservation.</text:p>
      <text:h text:style-name="Heading_20_2" text:outline-level="2"><text:bookmark text:name="__RefHeading___Toc327_1774439683"/>1.2 Glossary<text:bookmark-end text:name="__RefHeading___Toc327_1774439683"/></text:h>
      <text:list xml:id="list30508042" text:style-name="L1">
        <text:list-item>
          <text:p text:style-name="P3"><text:span text:style-name="T5">Customer</text:span> / <text:span text:style-name="T5">Passenger</text:span><text:span text:style-name="T6">: </text:span><text:span text:style-name="T6">a citizen who requires a taxi ride using the service.</text:span></text:p>
        </text:list-item>
        <text:list-item>
          <text:p text:style-name="P3"><text:span text:style-name="T5">C</text:span><text:span text:style-name="T5">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4">Request<text:span text:style-name="T6">: when a customer requests for a ride to the system, this will generate a request that will be forwarded to a taxi driver, </text:span><text:span text:style-name="T6">containing information about the customer (such as his/hers name and surname provided during the registration to the system, etc.) and the origin of the ride. </text:span></text:p>
        </text:list-item>
        <text:list-item>
          <text:p text:style-name="P4">Reservation<text:span text:style-name="T6">: </text:span><text:span text:style-name="T6">when a customer wants to book a ride, the system will generate a reservation instance. </text:span><text:span text:style-name="T6">The reservation must be made at least 2 hours before the ride, </text:span><text:span text:style-name="T6">but the request is processed by the system only 10 minutes before the performance takes place. </text:span><text:span text:style-name="T6">Despite of </text:span><text:span text:style-name="T6">the</text:span><text:span text:style-name="T6"> request, t</text:span><text:span text:style-name="T6">he customer must </text:span><text:span text:style-name="T6">also </text:span><text:span text:style-name="T6">provide to the system the destination of the ride</text:span></text:p>
        </text:list-item>
        <text:list-item>
          <text:p text:style-name="P4"><text:soft-page-break/>Ride<text:span text:style-name="T6">: </text:span><text:span text:style-name="T6">performance made by a taxi driver that take a customer from a place to the desired </text:span><text:span text:style-name="T6">destination.</text:span></text:p>
        </text:list-item>
        <text:list-item>
          <text:p text:style-name="P4">Taxi Driver<text:span text:style-name="T6">: the one who drives, and also usually owns, a taxi. He will use the service to find customers.</text:span></text:p>
        </text:list-item>
        <text:list-item>
          <text:p text:style-name="P3"><text:span text:style-name="T5">Zone</text:span><text:span text:style-name="T6"> : a zone is a section which the city is divided in. </text:span><text:span text:style-name="T6">Zones are </text:span><text:span text:style-name="T6">2 km</text:span><text:span text:style-name="T2">2</text:span><text:span text:style-name="T4"> wide.</text:span></text:p>
        </text:list-item>
      </text:list>
      <text:h text:style-name="Heading_20_2" text:outline-level="2"><text:bookmark text:name="__RefHeading___Toc321_1774439683"/>1.3 Goals<text:bookmark-end text:name="__RefHeading___Toc321_1774439683"/></text:h>
      <text:p text:style-name="Text_20_body">The main goals of our service will be:</text:p>
      <text:list xml:id="list30495994" text:style-name="L2">
        <text:list-item>
          <text:p text:style-name="P5">Simplify the access of passengers to the service.</text:p>
        </text:list-item>
        <text:list-item>
          <text:p text:style-name="P5">Make easier for taxi drivers to find customers.</text:p>
        </text:list-item>
        <text:list-item>
          <text:p text:style-name="P5">Help taxi drivers to keep track of past performances.</text:p>
        </text:list-item>
        <text:list-item>
          <text:p text:style-name="P5">Guarantee a fair management of taxi queues.</text:p>
        </text:list-item>
      </text:list>
      <text:h text:style-name="Heading_20_2" text:outline-level="2"><text:bookmark text:name="__RefHeading___Toc323_1774439683"/>1.4 Domain Properties<text:bookmark-end text:name="__RefHeading___Toc323_1774439683"/></text:h>
      <text:list xml:id="list30494317" text:style-name="L3">
        <text:list-item>
          <text:p text:style-name="P6">The City is divided in taxi zones.</text:p>
        </text:list-item>
        <text:list-item>
          <text:p text:style-name="P6">Zones are 2 km<text:span text:style-name="T1">2</text:span><text:span text:style-name="T3"> wide.</text:span></text:p>
        </text:list-item>
        <text:list-item>
          <text:p text:style-name="P6">The position of a taxi is known by receiving GPS coordinates of the navigator installed on it.</text:p>
        </text:list-item>
        <text:list-item>
          <text:p text:style-name="P6">A taxi is associated to a zone if its location is inside the zone's boundaries.</text:p>
        </text:list-item>
      </text:list>
      <text:h text:style-name="Heading_20_2" text:outline-level="2"><text:bookmark text:name="__RefHeading___Toc329_1774439683"/>1.5 Assumptions<text:bookmark-end text:name="__RefHeading___Toc329_1774439683"/></text:h>
      <text:p text:style-name="Text_20_body">This section will clarify some points that aren't explained in the specification document.</text:p>
      <text:list xml:id="list30509830" text:style-name="L4">
        <text:list-item>
          <text:p text:style-name="P7">A navigator must be installed on every taxi, in this way the system is able to establish the position of the vehicle to assign it to a zone of the city.</text:p>
        </text:list-item>
        <text:list-item>
          <text:p text:style-name="P7">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h text:style-name="Heading_20_2" text:outline-level="2"><text:bookmark text:name="__RefHeading__204_164670932"/>1.6 Identifying stakeholders<text:bookmark-end text:name="__RefHeading__204_164670932"/></text:h>
      <text:p text:style-name="Text_20_body">The financial stakeholder of this project is probably the taxi company, that wants to use a system to improve its service in order to satisfy its customers and to increase the number of people who use its taxi.</text:p>
      <text:p text:style-name="Text_20_body"/>
      <text:p text:style-name="Standard"><text:soft-page-break/>Functional Requirements</text:p>
      <text:p text:style-name="Standard"/>
      <text:p text:style-name="Standard">Passenger-related</text:p>
      <text:list xml:id="list30495069" text:style-name="L5">
        <text:list-item>
          <text:p text:style-name="P9">A passenger should be able to call a taxi using the application (or the web-app).</text:p>
        </text:list-item>
        <text:list-item>
          <text:p text:style-name="P9">A passenger should be able to book a ride submitting the origin of the ride, the destination and the hour</text:p>
        </text:list-item>
      </text:list>
      <text:p text:style-name="Standard">System-related</text:p>
      <text:list xml:id="list30500145" text:style-name="L6">
        <text:list-item>
          <text:p text:style-name="P10">The system should try to match in a fair way available taxis an passengers with a system of queue zone based</text:p>
        </text:list-item>
      </text:list>
      <text:p text:style-name="Standard">Taxi Driver-related</text:p>
      <text:list xml:id="list30516123" text:style-name="L7">
        <text:list-item>
          <text:p text:style-name="P11">if choosen by the system because available, a taxi driver should be able to take in charge or refuse a passenger's request.</text:p>
        </text:list-item>
      </text:list>
      <text:p text:style-name="Standard"/>
      <text:p text:style-name="Standard"/>
      <text:p text:style-name="Standard">Non-Functional Requirements</text:p>
      <text:p text:style-name="Standard"/>
      <text:p text:style-name="Standard">Constraints</text:p>
      <text:list xml:id="list30486371" text:style-name="L8">
        <text:list-item>
          <text:p text:style-name="P12">Internet connection is required for accessing to the service.</text:p>
          <text:p text:style-name="P12"/>
        </text:list-item>
        <text:list-item>
          <text:p text:style-name="P8">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8">If the customer is using the system with the app installed on his smartphone, he can decide to select the origin of the ride using the GPS instead of inserting it manually.</text:p>
        </text:list-item>
        <text:list-item>
          <text:p text:style-name="P8">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8">When the customer makes a reservation, he will be notified at once if the procedure has been made correctly; then 10 minutes before the time of the ride, when the taxi is allocated, he will receive the confirmation (if there's a free taxi in his z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9T22:04:40.143529571</meta:creation-date>
    <dc:date>2015-10-21T11:00:14.27</dc:date>
    <meta:editing-duration>PT3H11M34S</meta:editing-duration>
    <meta:editing-cycles>56</meta:editing-cycles>
    <meta:generator>OpenOffice.org/3.3$Win32 OpenOffice.org_project/330m20$Build-9567</meta:generator>
    <meta:document-statistic meta:table-count="0" meta:image-count="0" meta:object-count="0" meta:page-count="3" meta:paragraph-count="53" meta:word-count="938" meta:character-count="5107"/>
  </office:meta>
</office:document-meta>
</file>